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css3t="http://www.w3.org/TR/css3-text/" office:version="1.1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itle" style:master-page-name="Standard">
      <style:paragraph-properties style:page-number="auto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Subtitle">
      <style:text-properties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P7" style:family="paragraph" style:parent-style-name="Contents_20_Heading">
      <style:paragraph-properties fo:break-before="page"/>
    </style:style>
    <style:style style:name="T1" style:family="text">
      <style:text-properties fo:font-weight="bold" style:font-weight-asian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S23710 Assessed Assignment 2012-2013</text:p>
      <text:p text:style-name="P6">Monitoring the Runners and Riders</text:p>
      <text:p text:style-name="Subtitle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ame: Christopher Savill</text:p>
      <text:p text:style-name="P1">Student ID: 110122180</text:p>
      <text:p text:style-name="P1">E-mail: chs17@aber.ac.uk</text:p>
      <text:p text:style-name="P1">Module Code: CS23710</text:p>
      <text:p text:style-name="P1">Module Name: C and Unix Programming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">Table of Contents</text:p>
          </text:index-title>
        </text:index-body>
      </text:table-of-content>
      <text:p text:style-name="P1"/>
      <text:h text:style-name="P4" text:outline-level="1">Design Decisions:</text:h>
      <text:p text:style-name="Text_20_body"/>
      <text:p text:style-name="Text_20_body"/>
      <text:h text:style-name="P4" text:outline-level="1">Build Outputs</text:h>
      <text:p text:style-name="Text_20_body"/>
      <text:p text:style-name="Text_20_body"/>
      <text:h text:style-name="P4" text:outline-level="1">Main Mission Run-through</text:h>
      <text:p text:style-name="Text_20_body"/>
      <text:p text:style-name="Text_20_body"/>
      <text:h text:style-name="P4" text:outline-level="1">Extended Mission Run-through</text:h>
      <text:p text:style-name="Text_20_body"/>
      <text:p text:style-name="Text_20_body"/>
      <text:h text:style-name="P4" text:outline-level="1">Main Mission Source Code</text:h>
      <text:p text:style-name="Text_20_body"/>
      <text:p text:style-name="Text_20_body"/>
      <text:h text:style-name="P4" text:outline-level="1">Extended Mission Source Code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Lohit Hindi1" svg:font-family="'Lohit Hind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fo:font-size="13pt" fo:font-weight="bold" style:font-size-asian="13pt" style:font-weight-asian="bold" style:font-size-complex="13pt" style:font-weight-complex="bold"/>
    </style:style>
    <style:style style:name="Title" style:family="paragraph" style:parent-style-name="Standard" style:next-style-name="Subtitle" style:class="chapter">
      <style:paragraph-properties fo:margin-top="0cm" fo:margin-bottom="0.529cm" fo:line-height="100%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_20__28_Web_29_" style:display-name="Normal (Web)" style:family="paragraph" style:parent-style-name="Standard">
      <style:paragraph-properties fo:margin-top="0.176cm" fo:margin-bottom="0.176cm" fo:line-height="100%"/>
      <style:text-properties style:font-name="Times New Roman" fo:font-size="12pt" style:font-size-asian="12pt" style:language-asian="en" style:country-asian="GB" style:font-size-complex="12pt"/>
    </style:style>
    <style:style style:name="Balloon_20_Text" style:display-name="Balloon Text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No_20_Spacing" style:display-name="No Spacing" style:family="paragraph">
      <style:paragraph-properties fo:margin-top="0cm" fo:margin-bottom="0cm" fo:line-height="100%" fo:orphans="2" fo:widows="2" style:writing-mode="lr-tb"/>
      <style:text-properties style:use-window-font-color="true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fo:font-size="26pt" fo:letter-spacing="0.009cm" style:letter-kerning="true" style:font-size-asian="26pt" style:font-size-complex="26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2_20_Char" style:display-name="Heading 2 Char" style:family="text" style:parent-style-name="Default_20_Paragraph_20_Font">
      <style:text-properties fo:color="#4f81bd" fo:font-size="13pt" fo:font-weight="bold" style:font-size-asian="13pt" style:font-weight-asian="bold" style:font-size-complex="13pt" style:font-weight-complex="bold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size-asian="14pt" style:font-weight-asian="bold" style:font-size-complex="14pt" style:font-weight-complex="bold"/>
    </style:style>
    <style:style style:name="ListLabel_20_1" style:display-name="ListLabel 1" style:family="text">
      <style:text-properties fo:font-size="10pt" style:font-size-asian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4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5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6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7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8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9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0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1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2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3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4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5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6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7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8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9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20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21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22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" text:bullet-char="">
        <style:list-level-properties/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/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/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/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/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/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/>
        <style:text-properties fo:font-family="Wingdings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weight="bold" style:font-weight-asian="bold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Chris Savill – chs17<text:tab/><text:tab/>CS23710: C and UNIX Programming</text:p>
      </style:header>
      <style:footer>
        <text:p text:style-name="Footer">Student ID: 110122180<text:tab/><text:tab/>Page <text:span text:style-name="MT1"><text:page-number style:num-format="1" text:select-page="current">8</text:page-number></text:span> of <text:span text:style-name="MT1"><text:page-count style:num-format="1">8</text:page-count>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editing-cycles>7</meta:editing-cycles>
    <meta:creation-date>2012-12-06T20:13:54</meta:creation-date>
    <meta:editing-duration>PT9M32S</meta:editing-duration>
    <meta:generator>LibreOffice/3.6$Linux_x86 LibreOffice_project/360m1$Build-2</meta:generator>
    <meta:initial-creator>Chris Savill</meta:initial-creator>
    <dc:date>2012-12-06T20:27:20</dc:date>
    <dc:creator>Chris Savill</dc:creator>
    <meta:document-statistic meta:table-count="0" meta:image-count="0" meta:object-count="0" meta:page-count="8" meta:paragraph-count="16" meta:word-count="63" meta:character-count="433" meta:non-whitespace-character-count="38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